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31" style:family="table">
      <style:table-properties style:width="6.925in" table:align="margins"/>
    </style:style>
    <style:style style:name="Table31.A" style:family="table-column">
      <style:table-column-properties style:column-width="1.3847in" style:rel-column-width="13106*"/>
    </style:style>
    <style:style style:name="Table31.B" style:family="table-column">
      <style:table-column-properties style:column-width="1.3847in" style:rel-column-width="13107*"/>
    </style:style>
    <style:style style:name="Table31.E" style:family="table-column">
      <style:table-column-properties style:column-width="1.3854in" style:rel-column-width="13109*"/>
    </style:style>
    <style:style style:name="Table31.A1" style:family="table-cell">
      <style:table-cell-properties fo:padding="0.0382in" fo:border-left="0.0007in solid #000000" fo:border-right="none" fo:border-top="0.0007in solid #000000" fo:border-bottom="0.0007in solid #000000"/>
    </style:style>
    <style:style style:name="Table31.D1" style:family="table-cell" style:data-style-name="N100">
      <style:table-cell-properties fo:padding="0.0382in" fo:border-left="0.0007in solid #000000" fo:border-right="none" fo:border-top="0.0007in solid #000000" fo:border-bottom="0.0007in solid #000000"/>
    </style:style>
    <style:style style:name="Table31.E1" style:family="table-cell" style:data-style-name="N100">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D2" style:family="table-cell" style:data-style-name="N100">
      <style:table-cell-properties fo:padding="0.0382in" fo:border-left="0.0007in solid #000000" fo:border-right="none" fo:border-top="none" fo:border-bottom="0.0007in solid #000000"/>
    </style:style>
    <style:style style:name="Table31.E2" style:family="table-cell" style:data-style-name="N100">
      <style:table-cell-properties fo:padding="0.0382in" fo:border-left="0.0007in solid #000000" fo:border-right="0.0007in solid #000000" fo:border-top="none" fo:border-bottom="0.0007in solid #000000"/>
    </style:style>
    <style:style style:name="Table32" style:family="table">
      <style:table-properties style:width="6.925in" table:align="margins"/>
    </style:style>
    <style:style style:name="Table32.A" style:family="table-column">
      <style:table-column-properties style:column-width="1.3847in" style:rel-column-width="13106*"/>
    </style:style>
    <style:style style:name="Table32.B" style:family="table-column">
      <style:table-column-properties style:column-width="1.3847in" style:rel-column-width="13107*"/>
    </style:style>
    <style:style style:name="Table32.E" style:family="table-column">
      <style:table-column-properties style:column-width="1.3854in" style:rel-column-width="13109*"/>
    </style:style>
    <style:style style:name="Table32.A1" style:family="table-cell">
      <style:table-cell-properties fo:padding="0.0382in" fo:border-left="0.0007in solid #000000" fo:border-right="none" fo:border-top="0.0007in solid #000000" fo:border-bottom="0.0007in solid #000000"/>
    </style:style>
    <style:style style:name="Table32.D1" style:family="table-cell" style:data-style-name="N100">
      <style:table-cell-properties fo:padding="0.0382in" fo:border-left="0.0007in solid #000000" fo:border-right="none" fo:border-top="0.0007in solid #000000" fo:border-bottom="0.0007in solid #000000"/>
    </style:style>
    <style:style style:name="Table32.E1" style:family="table-cell" style:data-style-name="N100">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D2" style:family="table-cell" style:data-style-name="N100">
      <style:table-cell-properties fo:padding="0.0382in" fo:border-left="0.0007in solid #000000" fo:border-right="none" fo:border-top="none" fo:border-bottom="0.0007in solid #000000"/>
    </style:style>
    <style:style style:name="Table32.E2" style:family="table-cell" style:data-style-name="N100">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384in" style:rel-column-width="13100*"/>
    </style:style>
    <style:style style:name="Table30.B" style:family="table-column">
      <style:table-column-properties style:column-width="1.3854in" style:rel-column-width="13113*"/>
    </style:style>
    <style:style style:name="Table30.E" style:family="table-column">
      <style:table-column-properties style:column-width="1.3854in" style:rel-column-width="13109*"/>
    </style:style>
    <style:style style:name="Table30.A1" style:family="table-cell">
      <style:table-cell-properties fo:padding="0.0382in" fo:border-left="0.0007in solid #000000" fo:border-right="none" fo:border-top="0.0007in solid #000000" fo:border-bottom="0.0007in solid #000000"/>
    </style:style>
    <style:style style:name="Table30.D1" style:family="table-cell" style:data-style-name="N100">
      <style:table-cell-properties fo:padding="0.0382in" fo:border-left="0.0007in solid #000000" fo:border-right="none" fo:border-top="0.0007in solid #000000" fo:border-bottom="0.0007in solid #000000"/>
    </style:style>
    <style:style style:name="Table30.E1" style:family="table-cell" style:data-style-name="N100">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D2" style:family="table-cell" style:data-style-name="N100">
      <style:table-cell-properties fo:padding="0.0382in" fo:border-left="0.0007in solid #000000" fo:border-right="none" fo:border-top="none" fo:border-bottom="0.0007in solid #000000"/>
    </style:style>
    <style:style style:name="Table30.E2" style:family="table-cell" style:data-style-name="N100">
      <style:table-cell-properties fo:padding="0.0382in" fo:border-left="0.0007in solid #000000" fo:border-right="0.0007in solid #000000" fo:border-top="none" fo:border-bottom="0.0007in solid #000000"/>
    </style:style>
    <style:style style:name="Table33" style:family="table">
      <style:table-properties style:width="6.925in" table:align="margins"/>
    </style:style>
    <style:style style:name="Table33.A" style:family="table-column">
      <style:table-column-properties style:column-width="1.4069in" style:rel-column-width="13315*"/>
    </style:style>
    <style:style style:name="Table33.B" style:family="table-column">
      <style:table-column-properties style:column-width="1.3632in" style:rel-column-width="12898*"/>
    </style:style>
    <style:style style:name="Table33.C" style:family="table-column">
      <style:table-column-properties style:column-width="1.384in" style:rel-column-width="13100*"/>
    </style:style>
    <style:style style:name="Table33.D" style:family="table-column">
      <style:table-column-properties style:column-width="1.3854in" style:rel-column-width="13113*"/>
    </style:style>
    <style:style style:name="Table33.E" style:family="table-column">
      <style:table-column-properties style:column-width="1.3854in" style:rel-column-width="13109*"/>
    </style:style>
    <style:style style:name="Table33.A1" style:family="table-cell">
      <style:table-cell-properties fo:padding="0.0382in" fo:border-left="0.0007in solid #000000" fo:border-right="none" fo:border-top="0.0007in solid #000000" fo:border-bottom="0.0007in solid #000000"/>
    </style:style>
    <style:style style:name="Table33.D1" style:family="table-cell" style:data-style-name="N100">
      <style:table-cell-properties fo:padding="0.0382in" fo:border-left="0.0007in solid #000000" fo:border-right="none" fo:border-top="0.0007in solid #000000" fo:border-bottom="0.0007in solid #000000"/>
    </style:style>
    <style:style style:name="Table33.E1" style:family="table-cell" style:data-style-name="N100">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D2" style:family="table-cell" style:data-style-name="N100">
      <style:table-cell-properties fo:padding="0.0382in" fo:border-left="0.0007in solid #000000" fo:border-right="none" fo:border-top="none" fo:border-bottom="0.0007in solid #000000"/>
    </style:style>
    <style:style style:name="Table33.E2" style:family="table-cell" style:data-style-name="N100">
      <style:table-cell-properties fo:padding="0.0382in" fo:border-left="0.0007in solid #000000" fo:border-right="0.0007in solid #000000" fo:border-top="none" fo:border-bottom="0.0007in solid #000000"/>
    </style:style>
    <style:style style:name="P1" style:family="paragraph" style:parent-style-name="Standard">
      <style:text-properties style:font-name="FreeSans"/>
    </style:style>
    <style:style style:name="P2" style:family="paragraph" style:parent-style-name="Standard">
      <style:text-properties style:font-name="FreeSans" fo:font-size="14pt" fo:font-weight="bold" style:font-size-asian="14pt" style:font-weight-asian="bold" style:font-size-complex="14pt" style:font-weight-complex="bold"/>
    </style:style>
    <style:style style:name="P3" style:family="paragraph" style:parent-style-name="Standard">
      <style:text-properties style:font-name="FreeSans" fo:font-weight="bold" style:font-weight-asian="bold" style:font-weight-complex="bold"/>
    </style:style>
    <style:style style:name="P4" style:family="paragraph" style:parent-style-name="Standard">
      <style:text-properties style:font-name="Courier 10 Pitch" fo:font-size="11pt" style:font-size-asian="11pt" style:font-size-complex="11pt"/>
    </style:style>
    <style:style style:name="P5" style:family="paragraph" style:parent-style-name="Standard">
      <style:paragraph-properties fo:break-before="page"/>
      <style:text-properties style:font-name="FreeSans"/>
    </style:style>
    <style:style style:name="P6" style:family="paragraph" style:parent-style-name="Standard">
      <style:text-properties style:font-name="FreeSans"/>
    </style:style>
    <style:style style:name="P7" style:family="paragraph" style:parent-style-name="Standard">
      <style:text-properties style:use-window-font-color="true" style:font-name="FreeSans" fo:font-size="12pt" fo:font-style="normal" style:text-underline-style="none" style:font-size-asian="12pt" style:font-style-asian="normal" style:font-size-complex="12pt" style:font-style-complex="normal"/>
    </style:style>
    <style:style style:name="P8" style:family="paragraph" style:parent-style-name="Standard">
      <style:text-properties style:use-window-font-color="true" style:font-name="FreeSans" fo:font-size="12pt" fo:font-style="normal" style:text-underline-style="none" fo:font-weight="bold" style:font-size-asian="12pt" style:font-style-asian="normal" style:font-weight-asian="bold" style:font-size-complex="12pt" style:font-style-complex="normal" style:font-weight-complex="bold"/>
    </style:style>
    <style:style style:name="P9" style:family="paragraph" style:parent-style-name="Standard">
      <style:text-properties style:use-window-font-color="true" style:font-name="FreeSan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text-properties style:font-name="FreeSans"/>
    </style:style>
    <style:style style:name="P11" style:family="paragraph" style:parent-style-name="Table_20_Contents">
      <style:text-properties style:font-name="FreeSans" fo:font-size="12pt" fo:font-weight="bold" style:font-size-asian="12pt" style:font-weight-asian="bold" style:font-size-complex="12pt" style:font-weight-complex="bold"/>
    </style:style>
    <style:style style:name="P12" style:family="paragraph" style:parent-style-name="Table_20_Contents">
      <style:text-properties style:font-name="FreeSans" fo:font-size="12pt" style:font-size-asian="12pt" style:font-size-complex="12pt"/>
    </style:style>
    <style:style style:name="T1" style:family="text">
      <style:text-properties fo:font-style="italic" style:font-style-asian="italic" style:font-style-complex="italic"/>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port: Comparison of Performance of Quantum Espresso Simulations for NFS and Scratch Space</text:p>
      <text:p text:style-name="P1"/>
      <text:p text:style-name="P1">Prepared: <text:span text:style-name="T1">Alex Dementsov</text:span></text:p>
      <text:p text:style-name="P1">Date: June 11, 2010</text:p>
      <text:p text:style-name="P1"/>
      <text:p text:style-name="P3">Motivation</text:p>
      <text:p text:style-name="P1"/>
      <text:p text:style-name="P1">Performance of Quantum Espresso simulations depends on what file system is used for storing temporary files. The purpose of this report is to give some estimates of how NFS file system and scratch space affect the performance.</text:p>
      <text:p text:style-name="P1"/>
      <text:p text:style-name="P3">Description</text:p>
      <text:p text:style-name="P1"/>
      <text:p text:style-name="P1">In this report I did some preliminary measurements of simulation performance of two systems metallic (Al) and isolator (MgB2) running on several number of cores (2 and 16) by varying single simulation parameter (K_POINTS). </text:p>
      <text:p text:style-name="P1"/>
      <text:p text:style-name="P1"/>
      <text:p text:style-name="P1"/>
      <text:p text:style-name="P1"/>
      <text:p text:style-name="P3">Experiment</text:p>
      <text:p text:style-name="P1"/>
      <text:p text:style-name="P1">PW</text:p>
      <text:p text:style-name="P1"/>
      <text:p text:style-name="P1">Results:</text:p>
      <text:p text:style-name="P1"/>
      <text:p text:style-name="P7">Case A: Running simulation on NFS </text:p>
      <text:p text:style-name="P7"/>
      <text:p text:style-name="P8">[Al]</text:p>
      <text:p text:style-name="P9"/>
      <table:table table:name="Table31" table:style-name="Table31">
        <table:table-column table:style-name="Table31.A"/>
        <table:table-column table:style-name="Table31.B"/>
        <table:table-column table:style-name="Table31.A"/>
        <table:table-column table:style-name="Table31.B"/>
        <table:table-column table:style-name="Table31.E"/>
        <table:table-row>
          <table:table-cell table:style-name="Table31.A1" office:value-type="string">
            <text:p text:style-name="P8">K points</text:p>
          </table:table-cell>
          <table:table-cell table:style-name="Table31.A1" office:value-type="string">
            <text:p text:style-name="P11">FS</text:p>
          </table:table-cell>
          <table:table-cell table:style-name="Table31.A1" office:value-type="string">
            <text:p text:style-name="P8"># cores</text:p>
          </table:table-cell>
          <table:table-cell table:style-name="Table31.D1" office:value-type="float" office:value="0">
            <text:p text:style-name="P11">Time</text:p>
          </table:table-cell>
          <table:table-cell table:style-name="Table31.E1" office:value-type="float" office:value="0">
            <text:p text:style-name="P11">Output Size, Mb</text:p>
          </table:table-cell>
        </table:table-row>
        <table:table-row>
          <table:table-cell table:style-name="Table31.A2" office:value-type="string">
            <text:p text:style-name="P7">60x60x60</text:p>
          </table:table-cell>
          <table:table-cell table:style-name="Table31.A2" office:value-type="string">
            <text:p text:style-name="P12">NFS</text:p>
          </table:table-cell>
          <table:table-cell table:style-name="Table31.A2" office:value-type="string">
            <text:p text:style-name="P12">2x12</text:p>
          </table:table-cell>
          <table:table-cell table:style-name="Table31.D2" office:value-type="float" office:value="0.0631944444444444">
            <text:p text:style-name="P7">01:31</text:p>
          </table:table-cell>
          <table:table-cell table:style-name="Table31.E2">
            <text:p text:style-name="P7"/>
          </table:table-cell>
        </table:table-row>
        <table:table-row>
          <table:table-cell table:style-name="Table31.A2" office:value-type="string">
            <text:p text:style-name="P12">60x60x60</text:p>
          </table:table-cell>
          <table:table-cell table:style-name="Table31.A2" office:value-type="string">
            <text:p text:style-name="P12">NFS</text:p>
          </table:table-cell>
          <table:table-cell table:style-name="Table31.A2" office:value-type="string">
            <text:p text:style-name="P12">16x12</text:p>
          </table:table-cell>
          <table:table-cell table:style-name="Table31.D2" office:value-type="float" office:value="0">
            <text:p text:style-name="P12">02:34</text:p>
          </table:table-cell>
          <table:table-cell table:style-name="Table31.E2">
            <text:p text:style-name="P10"/>
          </table:table-cell>
        </table:table-row>
        <table:table-row>
          <table:table-cell table:style-name="Table31.A2" office:value-type="string">
            <text:p text:style-name="P12">100x100x100</text:p>
          </table:table-cell>
          <table:table-cell table:style-name="Table31.A2" office:value-type="string">
            <text:p text:style-name="P12">NFS</text:p>
          </table:table-cell>
          <table:table-cell table:style-name="Table31.A2" office:value-type="string">
            <text:p text:style-name="P12">2x12</text:p>
          </table:table-cell>
          <table:table-cell table:style-name="Table31.D2" office:value-type="float" office:value="0">
            <text:p text:style-name="P12">10:48</text:p>
          </table:table-cell>
          <table:table-cell table:style-name="Table31.E2">
            <text:p text:style-name="P10"/>
          </table:table-cell>
        </table:table-row>
        <table:table-row>
          <table:table-cell table:style-name="Table31.A2" office:value-type="string">
            <text:p text:style-name="P12">100x100x100</text:p>
          </table:table-cell>
          <table:table-cell table:style-name="Table31.A2" office:value-type="string">
            <text:p text:style-name="P12">NFS</text:p>
          </table:table-cell>
          <table:table-cell table:style-name="Table31.A2" office:value-type="string">
            <text:p text:style-name="P12">16x12</text:p>
          </table:table-cell>
          <table:table-cell table:style-name="Table31.D2" office:value-type="float" office:value="0">
            <text:p text:style-name="P12">07:07</text:p>
          </table:table-cell>
          <table:table-cell table:style-name="Table31.E2" office:value-type="float" office:value="0">
            <text:p text:style-name="P10">2.76</text:p>
          </table:table-cell>
        </table:table-row>
      </table:table>
      <text:p text:style-name="P7"/>
      <text:p text:style-name="P8">[MgB2]</text:p>
      <text:p text:style-name="P7"/>
      <table:table table:name="Table32" table:style-name="Table32">
        <table:table-column table:style-name="Table32.A"/>
        <table:table-column table:style-name="Table32.B"/>
        <table:table-column table:style-name="Table32.A"/>
        <table:table-column table:style-name="Table32.B"/>
        <table:table-column table:style-name="Table32.E"/>
        <table:table-row>
          <table:table-cell table:style-name="Table32.A1" office:value-type="string">
            <text:p text:style-name="P8">K points</text:p>
          </table:table-cell>
          <table:table-cell table:style-name="Table32.A1" office:value-type="string">
            <text:p text:style-name="P11">FS</text:p>
          </table:table-cell>
          <table:table-cell table:style-name="Table32.A1" office:value-type="string">
            <text:p text:style-name="P8"># cores</text:p>
          </table:table-cell>
          <table:table-cell table:style-name="Table32.D1" office:value-type="float" office:value="0">
            <text:p text:style-name="P11">Time</text:p>
          </table:table-cell>
          <table:table-cell table:style-name="Table32.E1" office:value-type="float" office:value="0">
            <text:p text:style-name="P11">Output Size, Mb</text:p>
          </table:table-cell>
        </table:table-row>
        <text:soft-page-break/>
        <table:table-row>
          <table:table-cell table:style-name="Table32.A2" office:value-type="string">
            <text:p text:style-name="P7">32x32x32</text:p>
          </table:table-cell>
          <table:table-cell table:style-name="Table32.A2" office:value-type="string">
            <text:p text:style-name="P12">NFS</text:p>
          </table:table-cell>
          <table:table-cell table:style-name="Table32.A2" office:value-type="string">
            <text:p text:style-name="P12">2x12</text:p>
          </table:table-cell>
          <table:table-cell table:style-name="Table32.D2" office:value-type="float" office:value="0.0277777777777778">
            <text:p text:style-name="P7">02:48</text:p>
          </table:table-cell>
          <table:table-cell table:style-name="Table32.E2" office:value-type="float" office:value="0">
            <text:p text:style-name="P7">0.45</text:p>
          </table:table-cell>
        </table:table-row>
        <table:table-row>
          <table:table-cell table:style-name="Table32.A2" office:value-type="string">
            <text:p text:style-name="P7">32x32x32</text:p>
          </table:table-cell>
          <table:table-cell table:style-name="Table32.A2" office:value-type="string">
            <text:p text:style-name="P12">NFS</text:p>
          </table:table-cell>
          <table:table-cell table:style-name="Table32.A2" office:value-type="string">
            <text:p text:style-name="P12">16x12</text:p>
          </table:table-cell>
          <table:table-cell table:style-name="Table32.D2" office:value-type="float" office:value="0">
            <text:p text:style-name="P12">01:21</text:p>
          </table:table-cell>
          <table:table-cell table:style-name="Table32.E2" office:value-type="float" office:value="0">
            <text:p text:style-name="P7">0.45</text:p>
          </table:table-cell>
        </table:table-row>
        <table:table-row>
          <table:table-cell table:style-name="Table32.A2" office:value-type="string">
            <text:p text:style-name="P12">60x60x60</text:p>
          </table:table-cell>
          <table:table-cell table:style-name="Table32.A2" office:value-type="string">
            <text:p text:style-name="P12">NFS</text:p>
          </table:table-cell>
          <table:table-cell table:style-name="Table32.A2" office:value-type="string">
            <text:p text:style-name="P12">2x12</text:p>
          </table:table-cell>
          <table:table-cell table:style-name="Table32.D2" office:value-type="float" office:value="0">
            <text:p text:style-name="P12">25:33</text:p>
          </table:table-cell>
          <table:table-cell table:style-name="Table32.E2" office:value-type="float" office:value="0">
            <text:p text:style-name="P10">1.84</text:p>
          </table:table-cell>
        </table:table-row>
        <table:table-row>
          <table:table-cell table:style-name="Table32.A2" office:value-type="string">
            <text:p text:style-name="P12">60x60x60</text:p>
          </table:table-cell>
          <table:table-cell table:style-name="Table32.A2" office:value-type="string">
            <text:p text:style-name="P12">NFS</text:p>
          </table:table-cell>
          <table:table-cell table:style-name="Table32.A2" office:value-type="string">
            <text:p text:style-name="P12">16x12</text:p>
          </table:table-cell>
          <table:table-cell table:style-name="Table32.D2" office:value-type="float" office:value="0">
            <text:p text:style-name="P12">16:15</text:p>
          </table:table-cell>
          <table:table-cell table:style-name="Table32.E2" office:value-type="float" office:value="0">
            <text:p text:style-name="P10">1.84</text:p>
          </table:table-cell>
        </table:table-row>
      </table:table>
      <text:p text:style-name="P7"/>
      <text:p text:style-name="P7">Case B: Running simulation on scratch space</text:p>
      <text:p text:style-name="P7"/>
      <text:p text:style-name="P8">[Al]</text:p>
      <text:p text:style-name="P9"/>
      <table:table table:name="Table30" table:style-name="Table30">
        <table:table-column table:style-name="Table30.A"/>
        <table:table-column table:style-name="Table30.B"/>
        <table:table-column table:style-name="Table30.A"/>
        <table:table-column table:style-name="Table30.B"/>
        <table:table-column table:style-name="Table30.E"/>
        <table:table-row>
          <table:table-cell table:style-name="Table30.A1" office:value-type="string">
            <text:p text:style-name="P8">K points</text:p>
          </table:table-cell>
          <table:table-cell table:style-name="Table30.A1" office:value-type="string">
            <text:p text:style-name="P11">FS</text:p>
          </table:table-cell>
          <table:table-cell table:style-name="Table30.A1" office:value-type="string">
            <text:p text:style-name="P8"># cores</text:p>
          </table:table-cell>
          <table:table-cell table:style-name="Table30.D1" office:value-type="float" office:value="0">
            <text:p text:style-name="P11">Time</text:p>
          </table:table-cell>
          <table:table-cell table:style-name="Table30.E1" office:value-type="float" office:value="0">
            <text:p text:style-name="P11">Output Size, Mb</text:p>
          </table:table-cell>
        </table:table-row>
        <table:table-row>
          <table:table-cell table:style-name="Table30.A2" office:value-type="string">
            <text:p text:style-name="P7">60x60x60</text:p>
          </table:table-cell>
          <table:table-cell table:style-name="Table30.A2" office:value-type="string">
            <text:p text:style-name="P12">Scratch</text:p>
          </table:table-cell>
          <table:table-cell table:style-name="Table30.A2" office:value-type="string">
            <text:p text:style-name="P12">2x12</text:p>
          </table:table-cell>
          <table:table-cell table:style-name="Table30.D2" office:value-type="float" office:value="0.0277777777777778">
            <text:p text:style-name="P7">00:40</text:p>
          </table:table-cell>
          <table:table-cell table:style-name="Table30.E2">
            <text:p text:style-name="P7"/>
          </table:table-cell>
        </table:table-row>
        <table:table-row>
          <table:table-cell table:style-name="Table30.A2" office:value-type="string">
            <text:p text:style-name="P12">60x60x60</text:p>
          </table:table-cell>
          <table:table-cell table:style-name="Table30.A2" office:value-type="string">
            <text:p text:style-name="P12">Scratch</text:p>
          </table:table-cell>
          <table:table-cell table:style-name="Table30.A2" office:value-type="string">
            <text:p text:style-name="P12">16x12</text:p>
          </table:table-cell>
          <table:table-cell table:style-name="Table30.D2" office:value-type="float" office:value="0">
            <text:p text:style-name="P12">00:54</text:p>
          </table:table-cell>
          <table:table-cell table:style-name="Table30.E2" office:value-type="float" office:value="0">
            <text:p text:style-name="P10">1.04</text:p>
          </table:table-cell>
        </table:table-row>
        <table:table-row>
          <table:table-cell table:style-name="Table30.A2" office:value-type="string">
            <text:p text:style-name="P12">100x100x100</text:p>
          </table:table-cell>
          <table:table-cell table:style-name="Table30.A2" office:value-type="string">
            <text:p text:style-name="P12">Scratch</text:p>
          </table:table-cell>
          <table:table-cell table:style-name="Table30.A2" office:value-type="string">
            <text:p text:style-name="P12">2x12</text:p>
          </table:table-cell>
          <table:table-cell table:style-name="Table30.D2" office:value-type="float" office:value="0">
            <text:p text:style-name="P12">02:46</text:p>
          </table:table-cell>
          <table:table-cell table:style-name="Table30.E2">
            <text:p text:style-name="P10"/>
          </table:table-cell>
        </table:table-row>
        <table:table-row>
          <table:table-cell table:style-name="Table30.A2" office:value-type="string">
            <text:p text:style-name="P12">100x100x100</text:p>
          </table:table-cell>
          <table:table-cell table:style-name="Table30.A2" office:value-type="string">
            <text:p text:style-name="P12">Scratch</text:p>
          </table:table-cell>
          <table:table-cell table:style-name="Table30.A2" office:value-type="string">
            <text:p text:style-name="P12">16x12</text:p>
          </table:table-cell>
          <table:table-cell table:style-name="Table30.D2" office:value-type="float" office:value="0">
            <text:p text:style-name="P12">3:13, 3:19, 3:13</text:p>
          </table:table-cell>
          <table:table-cell table:style-name="Table30.E2" office:value-type="float" office:value="0">
            <text:p text:style-name="P10">2.76</text:p>
          </table:table-cell>
        </table:table-row>
      </table:table>
      <text:p text:style-name="P7"/>
      <text:p text:style-name="P8">[MgB2]</text:p>
      <text:p text:style-name="P7"/>
      <table:table table:name="Table33" table:style-name="Table33">
        <table:table-column table:style-name="Table33.A"/>
        <table:table-column table:style-name="Table33.B"/>
        <table:table-column table:style-name="Table33.C"/>
        <table:table-column table:style-name="Table33.D"/>
        <table:table-column table:style-name="Table33.E"/>
        <table:table-row>
          <table:table-cell table:style-name="Table33.A1" office:value-type="string">
            <text:p text:style-name="P8">K points</text:p>
          </table:table-cell>
          <table:table-cell table:style-name="Table33.A1" office:value-type="string">
            <text:p text:style-name="P11">FS</text:p>
          </table:table-cell>
          <table:table-cell table:style-name="Table33.A1" office:value-type="string">
            <text:p text:style-name="P8"># cores</text:p>
          </table:table-cell>
          <table:table-cell table:style-name="Table33.D1" office:value-type="float" office:value="0">
            <text:p text:style-name="P11">Time</text:p>
          </table:table-cell>
          <table:table-cell table:style-name="Table33.E1" office:value-type="float" office:value="0">
            <text:p text:style-name="P11">Output Size, Mb</text:p>
          </table:table-cell>
        </table:table-row>
        <table:table-row>
          <table:table-cell table:style-name="Table33.A2" office:value-type="string">
            <text:p text:style-name="P7">32x32x32</text:p>
          </table:table-cell>
          <table:table-cell table:style-name="Table33.A2" office:value-type="string">
            <text:p text:style-name="P12">Scratch</text:p>
          </table:table-cell>
          <table:table-cell table:style-name="Table33.A2" office:value-type="string">
            <text:p text:style-name="P12">2x12</text:p>
          </table:table-cell>
          <table:table-cell table:style-name="Table33.D2" office:value-type="float" office:value="0.0277777777777778">
            <text:p text:style-name="P7">1:42</text:p>
          </table:table-cell>
          <table:table-cell table:style-name="Table33.E2" office:value-type="float" office:value="0">
            <text:p text:style-name="P7">0.45</text:p>
          </table:table-cell>
        </table:table-row>
        <table:table-row>
          <table:table-cell table:style-name="Table33.A2" office:value-type="string">
            <text:p text:style-name="P7">32x32x32</text:p>
          </table:table-cell>
          <table:table-cell table:style-name="Table33.A2" office:value-type="string">
            <text:p text:style-name="P12">Scratch</text:p>
          </table:table-cell>
          <table:table-cell table:style-name="Table33.A2" office:value-type="string">
            <text:p text:style-name="P12">16x12</text:p>
          </table:table-cell>
          <table:table-cell table:style-name="Table33.D2" office:value-type="float" office:value="0.0277777777777778">
            <text:p text:style-name="P7">0:46</text:p>
          </table:table-cell>
          <table:table-cell table:style-name="Table33.E2" office:value-type="float" office:value="0">
            <text:p text:style-name="P7">0.45</text:p>
          </table:table-cell>
        </table:table-row>
        <table:table-row>
          <table:table-cell table:style-name="Table33.A2" office:value-type="string">
            <text:p text:style-name="P12">60x60x60</text:p>
          </table:table-cell>
          <table:table-cell table:style-name="Table33.A2" office:value-type="string">
            <text:p text:style-name="P12">Scratch</text:p>
          </table:table-cell>
          <table:table-cell table:style-name="Table33.A2" office:value-type="string">
            <text:p text:style-name="P12">2x12</text:p>
          </table:table-cell>
          <table:table-cell table:style-name="Table33.D2" office:value-type="float" office:value="0">
            <text:p text:style-name="P12">09:27</text:p>
          </table:table-cell>
          <table:table-cell table:style-name="Table33.E2" office:value-type="float" office:value="0">
            <text:p text:style-name="P10">1.84</text:p>
          </table:table-cell>
        </table:table-row>
        <table:table-row>
          <table:table-cell table:style-name="Table33.A2" office:value-type="string">
            <text:p text:style-name="P12">60x60x60</text:p>
          </table:table-cell>
          <table:table-cell table:style-name="Table33.A2" office:value-type="string">
            <text:p text:style-name="P12">Scratch</text:p>
          </table:table-cell>
          <table:table-cell table:style-name="Table33.A2" office:value-type="string">
            <text:p text:style-name="P12">16x12</text:p>
          </table:table-cell>
          <table:table-cell table:style-name="Table33.D2" office:value-type="float" office:value="0">
            <text:p text:style-name="P12">02:45</text:p>
          </table:table-cell>
          <table:table-cell table:style-name="Table33.E2" office:value-type="float" office:value="0">
            <text:p text:style-name="P10">1.84</text:p>
          </table:table-cell>
        </table:table-row>
      </table:table>
      <text:p text:style-name="P7"/>
      <text:p text:style-name="P7"/>
      <text:p text:style-name="P1"/>
      <text:p text:style-name="P1"/>
      <text:p text:style-name="P1">Cluster: foxtrot.danse.us 34x12</text:p>
      <text:p text:style-name="P1">The cluster was not used during these measurements.</text:p>
      <text:p text:style-name="P1"/>
      <text:p text:style-name="P1">Conclusions:</text:p>
      <text:p text:style-name="P1">- </text:p>
      <text:p text:style-name="P1"/>
      <text:p text:style-name="P1"/>
      <text:p text:style-name="P5">Appendix A: Example of PW files for Al and MgB2 for scratch space</text:p>
      <text:p text:style-name="P1"/>
      <text:p text:style-name="P1"># Al</text:p>
      <text:p text:style-name="P4">&amp;CONTROL </text:p>
      <text:p text:style-name="P4"><text:s text:c="4"/>calculation = 'scf', </text:p>
      <text:p text:style-name="P4"><text:s text:c="4"/>restart_mode = 'from_scratch', </text:p>
      <text:p text:style-name="P4"><text:s text:c="4"/>tprnfor = .true., </text:p>
      <text:p text:style-name="P4"><text:s text:c="4"/>outdir = '/scratch/dexity/test', </text:p>
      <text:p text:style-name="P4"><text:s text:c="4"/>pseudo_dir = '../pseudo/', </text:p>
      <text:p text:style-name="P4">/ </text:p>
      <text:p text:style-name="P4"/>
      <text:p text:style-name="P4">&amp;SYSTEM </text:p>
      <text:p text:style-name="P4"><text:s text:c="4"/>ibrav = 2, </text:p>
      <text:p text:style-name="P4"><text:s text:c="4"/>degauss = 0.02, </text:p>
      <text:p text:style-name="P4"><text:s text:c="4"/>smearing = 'gauss', </text:p>
      <text:p text:style-name="P4"><text:s text:c="4"/>occupations = 'smearing', </text:p>
      <text:p text:style-name="P4"><text:s text:c="4"/>ecutwfc = 27.0, </text:p>
      <text:p text:style-name="P4"><text:s text:c="4"/>ecutrho = 300.0, </text:p>
      <text:p text:style-name="P4"><text:s text:c="4"/>celldm(1) = 7.63449299556, </text:p>
      <text:p text:style-name="P4"><text:s text:c="4"/>celldm(2) = 1.0, </text:p>
      <text:p text:style-name="P4"><text:s text:c="4"/>celldm(3) = 1.0, </text:p>
      <text:p text:style-name="P4"><text:s text:c="4"/>celldm(4) = 0.0, </text:p>
      <text:p text:style-name="P4"><text:s text:c="4"/>ntyp = 1, </text:p>
      <text:p text:style-name="P4"><text:s text:c="4"/>nat = 1, </text:p>
      <text:p text:style-name="P4">/ </text:p>
      <text:p text:style-name="P4"/>
      <text:p text:style-name="P4">&amp;ELECTRONS </text:p>
      <text:p text:style-name="P4"><text:s text:c="4"/>conv_thr = 1.0d-8, </text:p>
      <text:p text:style-name="P4"><text:s text:c="4"/>mixing_beta = 0.7, </text:p>
      <text:p text:style-name="P4">/ </text:p>
      <text:p text:style-name="P4"/>
      <text:p text:style-name="P4">ATOMIC_SPECIES </text:p>
      <text:p text:style-name="P4"><text:s/>Al <text:s/>26.9815 Al.bp-n-van_ak.UPF </text:p>
      <text:p text:style-name="P4"/>
      <text:p text:style-name="P4">ATOMIC_POSITIONS (crystal) </text:p>
      <text:p text:style-name="P4"><text:s/>Al <text:s text:c="5"/>0.00000000 <text:s/>0.00000000 <text:s/>0.00000000 </text:p>
      <text:p text:style-name="P4"/>
      <text:p text:style-name="P4">K_POINTS (automatic) </text:p>
      <text:p text:style-name="P4"><text:s/>100 100 100 0 0 0 </text:p>
      <text:p text:style-name="P1"/>
      <text:p text:style-name="P1"># MgB2</text:p>
      <text:p text:style-name="P4">&amp;CONTROL </text:p>
      <text:p text:style-name="P4"><text:s text:c="4"/>calculation = 'scf', </text:p>
      <text:p text:style-name="P4"><text:s text:c="4"/>pseudo_dir = '../pseudo/', </text:p>
      <text:p text:style-name="P4"><text:s text:c="4"/>tprnfor = .true., </text:p>
      <text:p text:style-name="P4"><text:s text:c="4"/>prefix = 'mgb2', </text:p>
      <text:p text:style-name="P4"><text:s text:c="4"/>outdir = '/scratch/dexity/test', </text:p>
      <text:p text:style-name="P4"><text:s text:c="4"/>tstress = .true., </text:p>
      <text:p text:style-name="P4">/ </text:p>
      <text:p text:style-name="P4"/>
      <text:p text:style-name="P4">&amp;SYSTEM </text:p>
      <text:p text:style-name="P4"><text:s text:c="4"/>nbnd = 12, </text:p>
      <text:p text:style-name="P4"><text:soft-page-break/><text:s text:c="4"/>nspin = 1, </text:p>
      <text:p text:style-name="P4"><text:s text:c="4"/>ecutwfc = 64, </text:p>
      <text:p text:style-name="P4"><text:s text:c="4"/>celldm(4) = -0.5, </text:p>
      <text:p text:style-name="P4"><text:s text:c="4"/>occupations = 'smearing', </text:p>
      <text:p text:style-name="P4"><text:s text:c="4"/>celldm(1) = 5.81347171, </text:p>
      <text:p text:style-name="P4"><text:s text:c="4"/>ibrav = 4, </text:p>
      <text:p text:style-name="P4"><text:s text:c="4"/>celldm(3) = 1.141104624, </text:p>
      <text:p text:style-name="P4"><text:s text:c="4"/>degauss = 0.025, </text:p>
      <text:p text:style-name="P4"><text:s text:c="4"/>smearing = 'methfessel-paxton', </text:p>
      <text:p text:style-name="P4"><text:s text:c="4"/>celldm(2) = 1.0, </text:p>
      <text:p text:style-name="P4"><text:s text:c="4"/>nat = 3, </text:p>
      <text:p text:style-name="P4"><text:s text:c="4"/>ecutrho = 256, </text:p>
      <text:p text:style-name="P4"><text:s text:c="4"/>ntyp = 2, </text:p>
      <text:p text:style-name="P4"><text:s text:c="4"/>la2f = .false., </text:p>
      <text:p text:style-name="P4">/ </text:p>
      <text:p text:style-name="P4"/>
      <text:p text:style-name="P4">&amp;ELECTRONS </text:p>
      <text:p text:style-name="P4"><text:s text:c="4"/>conv_thr = 1.0d-12, </text:p>
      <text:p text:style-name="P4">/ </text:p>
      <text:p text:style-name="P4"/>
      <text:p text:style-name="P4">ATOMIC_SPECIES </text:p>
      <text:p text:style-name="P4"><text:s/>Mg 24.305 mg.ncpp </text:p>
      <text:p text:style-name="P4"><text:s/>B 11.0 B.pbe-n-van_ak.UPF </text:p>
      <text:p text:style-name="P4"/>
      <text:p text:style-name="P4">ATOMIC_POSITIONS (alat) </text:p>
      <text:p text:style-name="P4"><text:s/>Mg <text:s text:c="3"/>0.0 <text:s/>0.0 <text:s text:c="8"/>0.0 </text:p>
      <text:p text:style-name="P4"><text:s/>B <text:s text:c="4"/>0.5 <text:s/>0.28867513 <text:s/>0.570552312 </text:p>
      <text:p text:style-name="P4"><text:s/>B <text:s text:c="4"/>0.0 <text:s/>0.57735027 <text:s/>0.570552312 </text:p>
      <text:p text:style-name="P4"/>
      <text:p text:style-name="P4">K_POINTS (automatic) </text:p>
      <text:p text:style-name="P4"><text:s/>60 60 60 0 0 0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1T17:44:33</meta:creation-date>
    <dc:date>2010-06-11T18:41:27</dc:date>
    <meta:editing-duration>PT00H46M05S</meta:editing-duration>
    <meta:editing-cycles>16</meta:editing-cycles>
    <meta:generator>OpenOffice.org/3.0$Linux OpenOffice.org_project/300m15$Build-9379</meta:generator>
    <meta:document-statistic meta:table-count="4" meta:image-count="0" meta:object-count="0" meta:page-count="4" meta:paragraph-count="186" meta:word-count="438" meta:character-count="2854"/>
  </office:meta>
</office:document-meta>
</file>